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902cm" style:rel-column-width="2779*"/>
    </style:style>
    <style:style style:name="Table1.B" style:family="table-column">
      <style:table-column-properties style:column-width="3.891cm" style:rel-column-width="2206*"/>
    </style:style>
    <style:style style:name="Table1.C" style:family="table-column">
      <style:table-column-properties style:column-width="3.113cm" style:rel-column-width="1765*"/>
    </style:style>
    <style:style style:name="Table1.D" style:family="table-column">
      <style:table-column-properties style:column-width="2.288cm" style:rel-column-width="1297*"/>
    </style:style>
    <style:style style:name="Table1.E" style:family="table-column">
      <style:table-column-properties style:column-width="2.806cm" style:rel-column-width="1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2e573"/>
    </style:style>
    <style:style style:name="P2" style:family="paragraph" style:parent-style-name="Standard">
      <style:paragraph-properties fo:text-align="center" style:justify-single-word="false"/>
      <style:text-properties officeooo:rsid="0001a30e" officeooo:paragraph-rsid="0001a30e"/>
    </style:style>
    <style:style style:name="P3" style:family="paragraph" style:parent-style-name="Standard">
      <style:paragraph-properties fo:text-align="start" style:justify-single-word="false"/>
      <style:text-properties officeooo:rsid="0001a30e" officeooo:paragraph-rsid="0001a30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5229a" officeooo:paragraph-rsid="0005229a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e573" officeooo:paragraph-rsid="0002e57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e573" officeooo:paragraph-rsid="0001a30e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2e573" officeooo:paragraph-rsid="0002e573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2e573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2e573" officeooo:paragraph-rsid="0002e573" style:font-weight-asian="bold" style:font-weight-complex="bold"/>
    </style:style>
    <style:style style:name="T1" style:family="text">
      <style:text-properties officeooo:rsid="00052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lind Coding</text:p>
      <text:p text:style-name="P6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Mobile Number </text:p>
          </table:table-cell>
          <table:table-cell table:style-name="Table1.A1" office:value-type="string">
            <text:p text:style-name="P10">No of <text:span text:style-name="T1">Errors</text:span></text:p>
          </table:table-cell>
          <table:table-cell table:style-name="Table1.A1" office:value-type="string">
            <text:p text:style-name="P10">Time </text:p>
          </table:table-cell>
          <table:table-cell table:style-name="Table1.E1" office:value-type="string">
            <text:p text:style-name="P10">Final Score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57:57.080647380</meta:creation-date>
    <dc:date>2019-01-02T20:32:15.231513134</dc:date>
    <meta:editing-duration>PT3M47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6" meta:word-count="11" meta:character-count="58" meta:non-whitespace-character-count="51"/>
  </office:meta>
</office:document-meta>
</file>